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88mm"/>
    </style:style>
    <style:style style:name="co2" style:family="table-column">
      <style:table-column-properties fo:break-before="auto" style:column-width="42.02mm"/>
    </style:style>
    <style:style style:name="co3" style:family="table-column">
      <style:table-column-properties fo:break-before="auto" style:column-width="27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tats_avg" table:style-name="ta1">
        <table:shapes>
          <draw:frame draw:z-index="0" draw:style-name="gr1" draw:text-style-name="P1" svg:width="159.99mm" svg:height="89.99mm" svg:x="88.15mm" svg:y="5.51mm">
            <loext:p draw:notify-on-update-of-ranges="stats_avg.A3:stats_avg.A3 stats_avg.A6:stats_avg.A6 stats_avg.A11:stats_avg.A11 stats_avg.A15:stats_avg.A15 stats_avg.A19:stats_avg.A19 stats_avg.A23:stats_avg.A23 stats_avg.A27:stats_avg.A27 stats_avg.A31:stats_avg.A31 stats_avg.A3:stats_avg.A3 stats_avg.A6:stats_avg.A6 stats_avg.A11:stats_avg.A11 stats_avg.A15:stats_avg.A15 stats_avg.A19:stats_avg.A19 stats_avg.A23:stats_avg.A23 stats_avg.A27:stats_avg.A27 stats_avg.A31:stats_avg.A31  stats_avg.C2:stats_avg.C2 stats_avg.C6:stats_avg.C6 stats_avg.C10:stats_avg.C10 stats_avg.C14:stats_avg.C14 stats_avg.C18:stats_avg.C18 stats_avg.C22:stats_avg.C22 stats_avg.C26:stats_avg.C26 stats_avg.C30:stats_avg.C30 stats_avg.A3:stats_avg.A3 stats_avg.A6:stats_avg.A6 stats_avg.A11:stats_avg.A11 stats_avg.A15:stats_avg.A15 stats_avg.A19:stats_avg.A19 stats_avg.A23:stats_avg.A23 stats_avg.A27:stats_avg.A27 stats_avg.A31:stats_avg.A31  stats_avg.C3:stats_avg.C3 stats_avg.C7:stats_avg.C7 stats_avg.C11:stats_avg.C11 stats_avg.C15:stats_avg.C15 stats_avg.C19:stats_avg.C19 stats_avg.C23:stats_avg.C23 stats_avg.C27:stats_avg.C27 stats_avg.C31:stats_avg.C31 stats_avg.A3:stats_avg.A3 stats_avg.A6:stats_avg.A6 stats_avg.A11:stats_avg.A11 stats_avg.A15:stats_avg.A15 stats_avg.A19:stats_avg.A19 stats_avg.A23:stats_avg.A23 stats_avg.A27:stats_avg.A27 stats_avg.A31:stats_avg.A31  stats_avg.C4:stats_avg.C4 stats_avg.C8:stats_avg.C8 stats_avg.C12:stats_avg.C12 stats_avg.C16:stats_avg.C16 stats_avg.C20:stats_avg.C20 stats_avg.C24:stats_avg.C24 stats_avg.C28:stats_avg.C28 stats_avg.C32:stats_avg.C32 stats_avg.A3:stats_avg.A3 stats_avg.A6:stats_avg.A6 stats_avg.A11:stats_avg.A11 stats_avg.A15:stats_avg.A15 stats_avg.A19:stats_avg.A19 stats_avg.A23:stats_avg.A23 stats_avg.A27:stats_avg.A27 stats_avg.A31:stats_avg.A31  stats_avg.C5:stats_avg.C5 stats_avg.C9:stats_avg.C9 stats_avg.C13:stats_avg.C13 stats_avg.C17:stats_avg.C17 stats_avg.C21:stats_avg.C21 stats_avg.C25:stats_avg.C25 stats_avg.C29:stats_avg.C29 stats_avg.C33:stats_avg.C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61.19mm" svg:y="9.57mm">
            <loext:p draw:notify-on-update-of-ranges="stats_avg.A3:stats_avg.A3 stats_avg.A6:stats_avg.A6 stats_avg.A11:stats_avg.A11 stats_avg.A15:stats_avg.A15 stats_avg.A3:stats_avg.A3 stats_avg.A6:stats_avg.A6 stats_avg.A11:stats_avg.A11 stats_avg.A15:stats_avg.A15  stats_avg.C2:stats_avg.C2 stats_avg.C6:stats_avg.C6 stats_avg.C10:stats_avg.C10 stats_avg.C14:stats_avg.C14 stats_avg.A3:stats_avg.A3 stats_avg.A6:stats_avg.A6 stats_avg.A11:stats_avg.A11 stats_avg.A15:stats_avg.A15  stats_avg.C3:stats_avg.C3 stats_avg.C7:stats_avg.C7 stats_avg.C11:stats_avg.C11 stats_avg.C15:stats_avg.C15 stats_avg.A3:stats_avg.A3 stats_avg.A6:stats_avg.A6 stats_avg.A11:stats_avg.A11 stats_avg.A15:stats_avg.A15  stats_avg.C4:stats_avg.C4 stats_avg.C8:stats_avg.C8 stats_avg.C12:stats_avg.C12 stats_avg.C16:stats_avg.C16 stats_avg.A3:stats_avg.A3 stats_avg.A6:stats_avg.A6 stats_avg.A11:stats_avg.A11 stats_avg.A15:stats_avg.A15 stats_avg.A19:stats_avg.A19 stats_avg.A23:stats_avg.A23 stats_avg.A27:stats_avg.A27 stats_avg.A31:stats_avg.A31  stats_avg.C5:stats_avg.C5 stats_avg.C9:stats_avg.C9 stats_avg.C13:stats_avg.C13 stats_avg.C17:stats_avg.C1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obots</text:p>
          </table:table-cell>
          <table:table-cell office:value-type="string" calcext:value-type="string">
            <text:p>centrality</text:p>
          </table:table-cell>
          <table:table-cell office:value-type="string" calcext:value-type="string">
            <text:p>5000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betweenness-centrality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closeness-centrality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page-rank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random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"betweenness-centrality"</text:p>
          </table:table-cell>
          <table:table-cell office:value-type="float" office:value="7.57009803921559" calcext:value-type="float">
            <text:p>7.57009803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"closeness-centrality"</text:p>
          </table:table-cell>
          <table:table-cell office:value-type="float" office:value="7.27352941176461" calcext:value-type="float">
            <text:p>7.27352941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"page-rank"</text:p>
          </table:table-cell>
          <table:table-cell office:value-type="float" office:value="6.24656862745089" calcext:value-type="float">
            <text:p>6.2465686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"random"</text:p>
          </table:table-cell>
          <table:table-cell office:value-type="float" office:value="10.2245098039213" calcext:value-type="float">
            <text:p>10.22450980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"betweenness-centrality"</text:p>
          </table:table-cell>
          <table:table-cell office:value-type="float" office:value="19.7965686274507" calcext:value-type="float">
            <text:p>19.79656862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"closeness-centrality"</text:p>
          </table:table-cell>
          <table:table-cell office:value-type="float" office:value="31.2367647058825" calcext:value-type="float">
            <text:p>31.23676470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"page-rank"</text:p>
          </table:table-cell>
          <table:table-cell office:value-type="float" office:value="20.301470588235" calcext:value-type="float">
            <text:p>20.30147058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"random"</text:p>
          </table:table-cell>
          <table:table-cell office:value-type="float" office:value="31.3411764705882" calcext:value-type="float">
            <text:p>31.34117647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betweenness-centrality"</text:p>
          </table:table-cell>
          <table:table-cell office:value-type="float" office:value="54.9607843137252" calcext:value-type="float">
            <text:p>54.96078431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closeness-centrality"</text:p>
          </table:table-cell>
          <table:table-cell office:value-type="float" office:value="56.5691176470586" calcext:value-type="float">
            <text:p>56.56911764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page-rank"</text:p>
          </table:table-cell>
          <table:table-cell office:value-type="float" office:value="55.0534313725489" calcext:value-type="float">
            <text:p>55.05343137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random"</text:p>
          </table:table-cell>
          <table:table-cell office:value-type="float" office:value="56.4406862745096" calcext:value-type="float">
            <text:p>56.44068627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"betweenness-centrality"</text:p>
          </table:table-cell>
          <table:table-cell office:value-type="float" office:value="82.164215686273" calcext:value-type="float">
            <text:p>82.16421568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"closeness-centrality"</text:p>
          </table:table-cell>
          <table:table-cell office:value-type="float" office:value="82.7333333333318" calcext:value-type="float">
            <text:p>82.7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"page-rank"</text:p>
          </table:table-cell>
          <table:table-cell office:value-type="float" office:value="82.2450980392143" calcext:value-type="float">
            <text:p>82.24509803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"random"</text:p>
          </table:table-cell>
          <table:table-cell office:value-type="float" office:value="76.1053921568618" calcext:value-type="float">
            <text:p>76.10539215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betweenness-centrality"</text:p>
          </table:table-cell>
          <table:table-cell office:value-type="float" office:value="94.9534313725479" calcext:value-type="float">
            <text:p>94.95343137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closeness-centrality"</text:p>
          </table:table-cell>
          <table:table-cell office:value-type="float" office:value="95.0352941176459" calcext:value-type="float">
            <text:p>95.03529411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page-rank"</text:p>
          </table:table-cell>
          <table:table-cell office:value-type="float" office:value="95.1112745098027" calcext:value-type="float">
            <text:p>95.11127450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random"</text:p>
          </table:table-cell>
          <table:table-cell office:value-type="float" office:value="98.3558823529408" calcext:value-type="float">
            <text:p>98.35588235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"betweenness-centrality"</text:p>
          </table:table-cell>
          <table:table-cell office:value-type="float" office:value="99.8911764705881" calcext:value-type="float">
            <text:p>99.89117647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"closeness-centrality"</text:p>
          </table:table-cell>
          <table:table-cell office:value-type="float" office:value="94.3955882352927" calcext:value-type="float">
            <text:p>94.39558823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"page-rank"</text:p>
          </table:table-cell>
          <table:table-cell office:value-type="float" office:value="99.8397058823529" calcext:value-type="float">
            <text:p>99.83970588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"random"</text:p>
          </table:table-cell>
          <table:table-cell office:value-type="float" office:value="99.5848039215685" calcext:value-type="float">
            <text:p>99.584803921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"betweenness-centrality"</text:p>
          </table:table-cell>
          <table:table-cell office:value-type="float" office:value="99.8024509803921" calcext:value-type="float">
            <text:p>99.80245098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"closeness-centrality"</text:p>
          </table:table-cell>
          <table:table-cell office:value-type="float" office:value="99.7573529411762" calcext:value-type="float">
            <text:p>99.757352941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"page-rank"</text:p>
          </table:table-cell>
          <table:table-cell office:value-type="float" office:value="99.7308823529409" calcext:value-type="float">
            <text:p>99.73088235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"random"</text:p>
          </table:table-cell>
          <table:table-cell office:value-type="float" office:value="99.8299019607843" calcext:value-type="float">
            <text:p>99.82990196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4">00/00/0000</text:date>, <text:time style:data-style-name="N2" text:time-value="10:00:43.5223312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04T10:00:58.838470029</dc:date>
    <meta:editing-duration>PT8M22S</meta:editing-duration>
    <meta:editing-cycles>7</meta:editing-cycles>
    <meta:generator>LibreOffice/5.1.4.2$Linux_X86_64 LibreOffice_project/10m0$Build-2</meta:generator>
    <meta:document-statistic meta:table-count="1" meta:cell-count="9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5cm" svg:y="3.454cm" style:legend-expansion="high" chart:style-name="ch2"/>
        <chart:plot-area chart:style-name="ch3" table:cell-range-address="stats_avg.A3:stats_avg.A3 stats_avg.A6:stats_avg.A6 stats_avg.A11:stats_avg.A11 stats_avg.A15:stats_avg.A15 stats_avg.A19:stats_avg.A19 stats_avg.A23:stats_avg.A23 stats_avg.A27:stats_avg.A27 stats_avg.A31:stats_avg.A31 stats_avg.C2:stats_avg.C33" chart:data-source-has-labels="both" svg:x="0.32cm" svg:y="0.18cm" svg:width="12.455cm" svg:height="8.64cm">
          <chartooo:coordinate-region svg:x="0.941cm" svg:y="0.379cm" svg:width="11.461cm" svg:height="7.794cm"/>
          <chart:axis chart:dimension="x" chart:name="primary-x" chart:style-name="ch4" chartooo:axis-type="auto">
            <chart:categories table:cell-range-address="stats_avg.A3:stats_avg.A3 stats_avg.A6:stats_avg.A6 stats_avg.A11:stats_avg.A11 stats_avg.A15:stats_avg.A15 stats_avg.A19:stats_avg.A19 stats_avg.A23:stats_avg.A23 stats_avg.A27:stats_avg.A27 stats_avg.A31:stats_avg.A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tats_avg.C2:stats_avg.C2 stats_avg.C6:stats_avg.C6 stats_avg.C10:stats_avg.C10 stats_avg.C14:stats_avg.C14 stats_avg.C18:stats_avg.C18 stats_avg.C22:stats_avg.C22 stats_avg.C26:stats_avg.C26 stats_avg.C30:stats_avg.C30" loext:label-string="between" chart:class="chart:scatter">
            <chart:domain table:cell-range-address="stats_avg.A3:stats_avg.A3 stats_avg.A6:stats_avg.A6 stats_avg.A11:stats_avg.A11 stats_avg.A15:stats_avg.A15 stats_avg.A19:stats_avg.A19 stats_avg.A23:stats_avg.A23 stats_avg.A27:stats_avg.A27 stats_avg.A31:stats_avg.A31"/>
            <chart:data-point chart:repeated="8"/>
          </chart:series>
          <chart:series chart:style-name="ch7" chart:values-cell-range-address="stats_avg.C3:stats_avg.C3 stats_avg.C7:stats_avg.C7 stats_avg.C11:stats_avg.C11 stats_avg.C15:stats_avg.C15 stats_avg.C19:stats_avg.C19 stats_avg.C23:stats_avg.C23 stats_avg.C27:stats_avg.C27 stats_avg.C31:stats_avg.C31" loext:label-string="closeness" chart:class="chart:scatter">
            <chart:data-point chart:repeated="8"/>
          </chart:series>
          <chart:series chart:style-name="ch8" chart:values-cell-range-address="stats_avg.C4:stats_avg.C4 stats_avg.C8:stats_avg.C8 stats_avg.C12:stats_avg.C12 stats_avg.C16:stats_avg.C16 stats_avg.C20:stats_avg.C20 stats_avg.C24:stats_avg.C24 stats_avg.C28:stats_avg.C28 stats_avg.C32:stats_avg.C32" loext:label-string="page" chart:class="chart:scatter">
            <chart:data-point chart:repeated="8"/>
          </chart:series>
          <chart:series chart:style-name="ch9" chart:values-cell-range-address="stats_avg.C5:stats_avg.C5 stats_avg.C9:stats_avg.C9 stats_avg.C13:stats_avg.C13 stats_avg.C17:stats_avg.C17 stats_avg.C21:stats_avg.C21 stats_avg.C25:stats_avg.C25 stats_avg.C29:stats_avg.C29 stats_avg.C33:stats_avg.C33" loext:label-string="random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etween</text:p>
              </table:table-cell>
              <table:table-cell office:value-type="string">
                <text:p>closeness</text:p>
              </table:table-cell>
              <table:table-cell office:value-type="string">
                <text:p>page</text:p>
              </table:table-cell>
              <table:table-cell office:value-type="string">
                <text:p>random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0">
                <text:p>0</text:p>
                <draw:g>
                  <svg:desc>stats_avg.C2:stats_avg.C2 stats_avg.C6:stats_avg.C6 stats_avg.C10:stats_avg.C10 stats_avg.C14:stats_avg.C14 stats_avg.C18:stats_avg.C18 stats_avg.C22:stats_avg.C22 stats_avg.C26:stats_avg.C26 stats_avg.C30:stats_avg.C30</svg:desc>
                </draw:g>
              </table:table-cell>
              <table:table-cell office:value-type="float" office:value="0">
                <text:p>0</text:p>
                <draw:g>
                  <svg:desc>stats_avg.C3:stats_avg.C3 stats_avg.C7:stats_avg.C7 stats_avg.C11:stats_avg.C11 stats_avg.C15:stats_avg.C15 stats_avg.C19:stats_avg.C19 stats_avg.C23:stats_avg.C23 stats_avg.C27:stats_avg.C27 stats_avg.C31:stats_avg.C31</svg:desc>
                </draw:g>
              </table:table-cell>
              <table:table-cell office:value-type="float" office:value="0">
                <text:p>0</text:p>
                <draw:g>
                  <svg:desc>stats_avg.C4:stats_avg.C4 stats_avg.C8:stats_avg.C8 stats_avg.C12:stats_avg.C12 stats_avg.C16:stats_avg.C16 stats_avg.C20:stats_avg.C20 stats_avg.C24:stats_avg.C24 stats_avg.C28:stats_avg.C28 stats_avg.C32:stats_avg.C32</svg:desc>
                </draw:g>
              </table:table-cell>
              <table:table-cell office:value-type="float" office:value="0">
                <text:p>0</text:p>
                <draw:g>
                  <svg:desc>stats_avg.C5:stats_avg.C5 stats_avg.C9:stats_avg.C9 stats_avg.C13:stats_avg.C13 stats_avg.C17:stats_avg.C17 stats_avg.C21:stats_avg.C21 stats_avg.C25:stats_avg.C25 stats_avg.C29:stats_avg.C29 stats_avg.C33:stats_avg.C33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57009803921559">
                <text:p>7.57009803921559</text:p>
              </table:table-cell>
              <table:table-cell office:value-type="float" office:value="7.27352941176461">
                <text:p>7.27352941176461</text:p>
              </table:table-cell>
              <table:table-cell office:value-type="float" office:value="6.24656862745089">
                <text:p>6.24656862745089</text:p>
              </table:table-cell>
              <table:table-cell office:value-type="float" office:value="10.2245098039213">
                <text:p>10.224509803921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9.7965686274507">
                <text:p>19.7965686274507</text:p>
              </table:table-cell>
              <table:table-cell office:value-type="float" office:value="31.2367647058825">
                <text:p>31.2367647058825</text:p>
              </table:table-cell>
              <table:table-cell office:value-type="float" office:value="20.301470588235">
                <text:p>20.301470588235</text:p>
              </table:table-cell>
              <table:table-cell office:value-type="float" office:value="31.3411764705882">
                <text:p>31.341176470588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4.9607843137252">
                <text:p>54.9607843137252</text:p>
              </table:table-cell>
              <table:table-cell office:value-type="float" office:value="56.5691176470586">
                <text:p>56.5691176470586</text:p>
              </table:table-cell>
              <table:table-cell office:value-type="float" office:value="55.0534313725489">
                <text:p>55.0534313725489</text:p>
              </table:table-cell>
              <table:table-cell office:value-type="float" office:value="56.4406862745096">
                <text:p>56.440686274509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2.164215686273">
                <text:p>82.164215686273</text:p>
              </table:table-cell>
              <table:table-cell office:value-type="float" office:value="82.7333333333318">
                <text:p>82.7333333333318</text:p>
              </table:table-cell>
              <table:table-cell office:value-type="float" office:value="82.2450980392143">
                <text:p>82.2450980392143</text:p>
              </table:table-cell>
              <table:table-cell office:value-type="float" office:value="76.1053921568618">
                <text:p>76.105392156861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4.9534313725479">
                <text:p>94.9534313725479</text:p>
              </table:table-cell>
              <table:table-cell office:value-type="float" office:value="95.0352941176459">
                <text:p>95.0352941176459</text:p>
              </table:table-cell>
              <table:table-cell office:value-type="float" office:value="95.1112745098027">
                <text:p>95.1112745098027</text:p>
              </table:table-cell>
              <table:table-cell office:value-type="float" office:value="98.3558823529408">
                <text:p>98.355882352940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99.8911764705881">
                <text:p>99.8911764705881</text:p>
              </table:table-cell>
              <table:table-cell office:value-type="float" office:value="94.3955882352927">
                <text:p>94.3955882352927</text:p>
              </table:table-cell>
              <table:table-cell office:value-type="float" office:value="99.8397058823529">
                <text:p>99.8397058823529</text:p>
              </table:table-cell>
              <table:table-cell office:value-type="float" office:value="99.5848039215685">
                <text:p>99.584803921568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99.8024509803921">
                <text:p>99.8024509803921</text:p>
              </table:table-cell>
              <table:table-cell office:value-type="float" office:value="99.7573529411762">
                <text:p>99.7573529411762</text:p>
              </table:table-cell>
              <table:table-cell office:value-type="float" office:value="99.7308823529409">
                <text:p>99.7308823529409</text:p>
              </table:table-cell>
              <table:table-cell office:value-type="float" office:value="99.8299019607843">
                <text:p>99.82990196078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5cm" svg:y="3.454cm" style:legend-expansion="high" chart:style-name="ch2"/>
        <chart:plot-area chart:style-name="ch3" table:cell-range-address="stats_avg.A3:stats_avg.A3 stats_avg.A6:stats_avg.A6 stats_avg.A11:stats_avg.A11 stats_avg.A15:stats_avg.A15 stats_avg.C2:stats_avg.C17" chart:data-source-has-labels="both" svg:x="0.32cm" svg:y="0.18cm" svg:width="12.455cm" svg:height="8.64cm">
          <chartooo:coordinate-region svg:x="0.941cm" svg:y="0.379cm" svg:width="11.594cm" svg:height="7.794cm"/>
          <chart:axis chart:dimension="x" chart:name="primary-x" chart:style-name="ch4" chartooo:axis-type="auto">
            <chart:categories table:cell-range-address="stats_avg.A3:stats_avg.A3 stats_avg.A6:stats_avg.A6 stats_avg.A11:stats_avg.A11 stats_avg.A15:stats_avg.A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tats_avg.C2:stats_avg.C2 stats_avg.C6:stats_avg.C6 stats_avg.C10:stats_avg.C10 stats_avg.C14:stats_avg.C14" loext:label-string="between" chart:class="chart:scatter">
            <chart:domain table:cell-range-address="stats_avg.A3:stats_avg.A3 stats_avg.A6:stats_avg.A6 stats_avg.A11:stats_avg.A11 stats_avg.A15:stats_avg.A15"/>
            <chart:data-point chart:repeated="4"/>
          </chart:series>
          <chart:series chart:style-name="ch7" chart:values-cell-range-address="stats_avg.C3:stats_avg.C3 stats_avg.C7:stats_avg.C7 stats_avg.C11:stats_avg.C11 stats_avg.C15:stats_avg.C15" loext:label-string="closeness" chart:class="chart:scatter">
            <chart:data-point chart:repeated="4"/>
          </chart:series>
          <chart:series chart:style-name="ch8" chart:values-cell-range-address="stats_avg.C4:stats_avg.C4 stats_avg.C8:stats_avg.C8 stats_avg.C12:stats_avg.C12 stats_avg.C16:stats_avg.C16" loext:label-string="page" chart:class="chart:scatter">
            <chart:data-point chart:repeated="4"/>
          </chart:series>
          <chart:series chart:style-name="ch9" chart:values-cell-range-address="stats_avg.C5:stats_avg.C5 stats_avg.C9:stats_avg.C9 stats_avg.C13:stats_avg.C13 stats_avg.C17:stats_avg.C17" loext:label-string="random" chart:class="chart:scatter">
            <chart:domain table:cell-range-address="stats_avg.A3:stats_avg.A3 stats_avg.A6:stats_avg.A6 stats_avg.A11:stats_avg.A11 stats_avg.A15:stats_avg.A15 stats_avg.A19:stats_avg.A19 stats_avg.A23:stats_avg.A23 stats_avg.A27:stats_avg.A27 stats_avg.A31:stats_avg.A31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etween</text:p>
              </table:table-cell>
              <table:table-cell office:value-type="string">
                <text:p>closeness</text:p>
              </table:table-cell>
              <table:table-cell office:value-type="string">
                <text:p>page</text:p>
              </table:table-cell>
              <table:table-cell office:value-type="string">
                <text:p/>
              </table:table-cell>
              <table:table-cell office:value-type="string">
                <text:p>random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tats_avg.A3:stats_avg.A3 stats_avg.A6:stats_avg.A6 stats_avg.A11:stats_avg.A11 stats_avg.A15:stats_avg.A15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</svg:desc>
                </draw:g>
              </table:table-cell>
              <table:table-cell office:value-type="float" office:value="0">
                <text:p>0</text:p>
                <draw:g>
                  <svg:desc>stats_avg.C2:stats_avg.C2 stats_avg.C6:stats_avg.C6 stats_avg.C10:stats_avg.C10 stats_avg.C14:stats_avg.C14</svg:desc>
                </draw:g>
              </table:table-cell>
              <table:table-cell office:value-type="float" office:value="0">
                <text:p>0</text:p>
                <draw:g>
                  <svg:desc>stats_avg.C3:stats_avg.C3 stats_avg.C7:stats_avg.C7 stats_avg.C11:stats_avg.C11 stats_avg.C15:stats_avg.C15</svg:desc>
                </draw:g>
              </table:table-cell>
              <table:table-cell office:value-type="float" office:value="0">
                <text:p>0</text:p>
                <draw:g>
                  <svg:desc>stats_avg.C4:stats_avg.C4 stats_avg.C8:stats_avg.C8 stats_avg.C12:stats_avg.C12 stats_avg.C16:stats_avg.C16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0">
                <text:p>0</text:p>
                <draw:g>
                  <svg:desc>stats_avg.C5:stats_avg.C5 stats_avg.C9:stats_avg.C9 stats_avg.C13:stats_avg.C13 stats_avg.C17:stats_avg.C1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57009803921559">
                <text:p>7.57009803921559</text:p>
              </table:table-cell>
              <table:table-cell office:value-type="float" office:value="7.27352941176461">
                <text:p>7.27352941176461</text:p>
              </table:table-cell>
              <table:table-cell office:value-type="float" office:value="6.24656862745089">
                <text:p>6.24656862745089</text:p>
              </table:table-cell>
              <table:table-cell office:value-type="float" office:value="1">
                <text:p>1</text:p>
              </table:table-cell>
              <table:table-cell office:value-type="float" office:value="10.2245098039213">
                <text:p>10.224509803921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9.7965686274507">
                <text:p>19.7965686274507</text:p>
              </table:table-cell>
              <table:table-cell office:value-type="float" office:value="31.2367647058825">
                <text:p>31.2367647058825</text:p>
              </table:table-cell>
              <table:table-cell office:value-type="float" office:value="20.301470588235">
                <text:p>20.301470588235</text:p>
              </table:table-cell>
              <table:table-cell office:value-type="float" office:value="2">
                <text:p>2</text:p>
              </table:table-cell>
              <table:table-cell office:value-type="float" office:value="31.3411764705882">
                <text:p>31.341176470588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4.9607843137252">
                <text:p>54.9607843137252</text:p>
              </table:table-cell>
              <table:table-cell office:value-type="float" office:value="56.5691176470586">
                <text:p>56.5691176470586</text:p>
              </table:table-cell>
              <table:table-cell office:value-type="float" office:value="55.0534313725489">
                <text:p>55.0534313725489</text:p>
              </table:table-cell>
              <table:table-cell office:value-type="float" office:value="3">
                <text:p>3</text:p>
              </table:table-cell>
              <table:table-cell office:value-type="float" office:value="56.4406862745096">
                <text:p>56.44068627450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